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fa99d" officeooo:paragraph-rsid="000fa99d"/>
    </style:style>
    <style:style style:name="P2" style:family="paragraph" style:parent-style-name="Standard">
      <style:text-properties officeooo:paragraph-rsid="000fa99d"/>
    </style:style>
    <style:style style:name="P3" style:family="paragraph" style:parent-style-name="Standard">
      <style:text-properties officeooo:rsid="000faa09" officeooo:paragraph-rsid="000faa09"/>
    </style:style>
    <style:style style:name="P4" style:family="paragraph" style:parent-style-name="Standard">
      <style:text-properties officeooo:rsid="001273dd" officeooo:paragraph-rsid="001273dd"/>
    </style:style>
    <style:style style:name="P5" style:family="paragraph" style:parent-style-name="Standard">
      <style:text-properties fo:font-weight="bold" officeooo:rsid="000fa99d" officeooo:paragraph-rsid="000fa99d" style:font-weight-asian="bold" style:font-weight-complex="bold"/>
    </style:style>
    <style:style style:name="P6" style:family="paragraph" style:parent-style-name="Standard">
      <style:text-properties officeooo:paragraph-rsid="001273dd"/>
    </style:style>
    <style:style style:name="P7" style:family="paragraph" style:parent-style-name="Standard">
      <style:text-properties officeooo:paragraph-rsid="0012c66d"/>
    </style:style>
    <style:style style:name="P8" style:family="paragraph" style:parent-style-name="Standard">
      <style:text-properties officeooo:paragraph-rsid="00135914"/>
    </style:style>
    <style:style style:name="T1" style:family="text">
      <style:text-properties officeooo:rsid="000faa09"/>
    </style:style>
    <style:style style:name="T2" style:family="text">
      <style:text-properties officeooo:rsid="000fbb21"/>
    </style:style>
    <style:style style:name="T3" style:family="text">
      <style:text-properties officeooo:rsid="001273dd"/>
    </style:style>
    <style:style style:name="T4" style:family="text">
      <style:text-properties fo:font-weight="bold" officeooo:rsid="000fa99d" style:font-weight-asian="bold" style:font-weight-complex="bold"/>
    </style:style>
    <style:style style:name="T5" style:family="text">
      <style:text-properties officeooo:rsid="0012c66d"/>
    </style:style>
    <style:style style:name="T6" style:family="text">
      <style:text-properties officeooo:rsid="00135914"/>
    </style:style>
    <style:style style:name="T7" style:family="text">
      <style:text-properties officeooo:rsid="00145f81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 1: Limes transire</text:p>
      <text:p text:style-name="P1"/>
      <text:p text:style-name="P1"/>
      <text:p text:style-name="P5">Especificació <text:span text:style-name="T2">Formal</text:span>:</text:p>
      <text:p text:style-name="P1">P: <text:s/>{ L[0.. n-1] <text:s/>}</text:p>
      <text:p text:style-name="P3">I: { find l[i..m], i&lt;n-1&lt;=m }</text:p>
      <text:p text:style-name="P1"><text:span text:style-name="T1">Q</text:span>: { <draw:frame draw:style-name="fr1" draw:name="Object1" text:anchor-type="as-char" svg:y="-0.152in" svg:width="4.7366in" svg:height="0.1992in" draw:z-index="0"><draw:object xlink:href="./Object 1" xlink:type="simple" xlink:show="embed" xlink:actuate="onLoad"/><draw:image xlink:href="./ObjectReplacements/Object 1" xlink:type="simple" xlink:show="embed" xlink:actuate="onLoad"/></draw:frame>}</text:p>
      <text:p text:style-name="P1"/>
      <text:p text:style-name="P1"/>
      <text:p text:style-name="P2"><text:span text:style-name="T4">Algoritmes:</text:span></text:p>
      <text:p text:style-name="Standard">iteratiu:</text:p>
      <text:p text:style-name="Standard"><text:tab/>function find_longest_sequence ( L ):</text:p>
      <text:p text:style-name="Standard"><text:tab/><text:tab/>longest_sequence = <text:span text:style-name="T6">L</text:span> [ 0 <text:span text:style-name="T6">]</text:span></text:p>
      <text:p text:style-name="P8"><text:tab/><text:tab/>current_sequence = [ <text:s/><text:span text:style-name="T6">]</text:span></text:p>
      <text:p text:style-name="Standard"><text:tab/><text:tab/><text:span text:style-name="T6">increase</text:span> <text:span text:style-name="T3">= 0</text:span></text:p>
      <text:p text:style-name="Standard"><text:tab/><text:tab/>for <text:span text:style-name="T6">( int i</text:span> <text:span text:style-name="T6">=1; i&lt; </text:span>L; <text:span text:style-name="T6">i++ )</text:span> <text:span text:style-name="T3">do</text:span></text:p>
      <text:p text:style-name="Standard"><text:tab/><text:tab/><text:tab/>current_sequence.put( <text:span text:style-name="T6">L[ i ]</text:span> )</text:p>
      <text:p text:style-name="Standard"><text:tab/><text:tab/><text:tab/><text:span text:style-name="T6">if <text:s/>( longest_sequence[ increase ] &lt; L[ i ] ) do</text:span></text:p>
      <text:p text:style-name="Standard"><text:tab/><text:tab/><text:tab/><text:tab/><text:span text:style-name="T6">increase ++</text:span></text:p>
      <text:p text:style-name="Standard"><text:tab/><text:tab/><text:tab/><text:tab/><text:span text:style-name="T6">longest_sequence [ increase ] = L [ i ] </text:span></text:p>
      <text:p text:style-name="Standard"><text:tab/><text:tab/><text:tab/><text:span text:style-name="T7">else do</text:span></text:p>
      <text:p text:style-name="Standard"><text:tab/><text:tab/><text:tab/><text:tab/><text:span text:style-name="T7">for ( int j=0; j&lt;=increase; j++ ) do</text:span></text:p>
      <text:p text:style-name="Standard"><text:tab/><text:tab/><text:tab/><text:tab/><text:tab/><text:span text:style-name="T7">if ( longest_sequence[ j ] &gt;= L[ i ] ) do</text:span></text:p>
      <text:p text:style-name="Standard"><text:tab/><text:tab/><text:tab/><text:tab/><text:tab/><text:tab/><text:span text:style-name="T7">longest_sequence[ j ] = L [ i ]</text:span></text:p>
      <text:p text:style-name="Standard"><text:tab/><text:tab/><text:tab/><text:tab/><text:tab/><text:tab/><text:span text:style-name="T7">break;</text:span></text:p>
      <text:p text:style-name="Standard"><text:tab/><text:tab/><text:span text:style-name="T7">return longest_sequence</text:span></text:p>
      <text:p text:style-name="Standard"/>
      <text:p text:style-name="Standard"/>
      <text:p text:style-name="Standard"/>
      <text:p text:style-name="Standard"/>
      <text:p text:style-name="Standard">recursiu:</text:p>
      <text:p text:style-name="Standard"><text:tab/>function find_longest_sequence( L , m):</text:p>
      <text:p text:style-name="Standard"><text:tab/><text:tab/>longest_sequence = [ ]</text:p>
      <text:p text:style-name="Standard"><text:tab/><text:tab/>//base case</text:p>
      <text:p text:style-name="Standard"><text:tab/><text:tab/>if L.size == 0:</text:p>
      <text:p text:style-name="Standard"><text:tab/><text:tab/><text:tab/>return L[ 0 ]</text:p>
      <text:p text:style-name="Standard"><text:tab/><text:tab/>//recursive case 1</text:p>
      <text:p text:style-name="Standard"><text:tab/><text:tab/>longest_sequence = find_longest_sequence ( L[ 1: ], m )</text:p>
      <text:p text:style-name="Standard"><text:tab/><text:tab/>//recursive case 2</text:p>
      <text:p text:style-name="Standard"><text:tab/><text:tab/>test = L[ 0 ]</text:p>
      <text:p text:style-name="Standard"><text:tab/><text:tab/>if ( m.<text:span text:style-name="T3">height</text:span> &lt; test.<text:span text:style-name="T3">height</text:span> ) <text:span text:style-name="T3">do</text:span></text:p>
      <text:p text:style-name="Standard"><text:tab/><text:tab/><text:tab/>current_sequence = [ test ] + find_longest_sequence ( <text:s/>L[ 1: ], test )</text:p>
      <text:p text:style-name="Standard"><text:tab/><text:tab/><text:tab/></text:p>
      <text:p text:style-name="Standard"><text:tab/><text:tab/><text:tab/>longest_sequence = max_size( current_sequence, longest_sequence <text:s/>)</text:p>
      <text:p text:style-name="Standard"><text:tab/><text:tab/></text:p>
      <text:p text:style-name="Standard"><text:tab/><text:tab/>return longest_sequence</text:p>
      <text:p text:style-name="Standard"><text:tab/><text:tab/><text:tab/></text:p>
      <text:p text:style-name="Standard"><text:tab/><text:tab/><text:tab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5">Costos:</text:p>
      <text:p text:style-name="P1"/>
      <text:p text:style-name="P1"><text:span text:style-name="T3">T</text:span>eorics:</text:p>
      <text:p text:style-name="P1">iteratiu</text:p>
      <text:p text:style-name="P4"><text:tab/>O(n2)</text:p>
      <text:p text:style-name="P1">recursiu</text:p>
      <text:p text:style-name="P1"><text:tab/><text:span text:style-name="T3">O(n2)</text:span></text:p>
      <text:p text:style-name="P1"/>
      <text:p text:style-name="P1"/>
      <text:p text:style-name="P1"><text:span text:style-name="T3">E</text:span>mpirics:</text:p>
      <text:p text:style-name="P1"/>
      <text:p text:style-name="P1">iterratiu</text:p>
      <text:p text:style-name="P1"/>
      <text:p text:style-name="P1"><text:span text:style-name="T3">r</text:span>ecursiu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3:27:31.968799817</meta:creation-date>
    <dc:date>2017-03-22T14:58:28.319317281</dc:date>
    <meta:editing-duration>PT5M44S</meta:editing-duration>
    <meta:editing-cycles>1</meta:editing-cycles>
    <meta:generator>LibreOffice/5.1.4.2$Linux_x86 LibreOffice_project/10m0$Build-2</meta:generator>
    <meta:document-statistic meta:table-count="0" meta:image-count="0" meta:object-count="1" meta:page-count="2" meta:paragraph-count="49" meta:word-count="186" meta:character-count="1083" meta:non-whitespace-character-count="845"/>
  </office:meta>
</office:document-meta>
</file>

<file path=Object 1/content.xml><?xml version="1.0" encoding="utf-8"?>
<math xmlns="http://www.w3.org/1998/Math/MathML" display="block">
  <semantics>
    <mrow>
      <mi>l</mi>
      <mrow>
        <mrow>
          <mo fence="true" stretchy="false">[</mo>
          <mrow>
            <mrow>
              <mi>i</mi>
              <mn>..</mn>
              <mi>j</mi>
            </mrow>
          </mrow>
          <mo fence="true" stretchy="false">]</mo>
        </mrow>
        <mo stretchy="false">⊆</mo>
        <mi>L</mi>
      </mrow>
      <mrow>
        <mo fence="true" stretchy="false">[</mo>
        <mrow>
          <mrow>
            <mn>0.</mn>
            <mi>.</mi>
            <mrow>
              <mi>n</mi>
              <mo stretchy="false">−</mo>
              <mn>1</mn>
            </mrow>
          </mrow>
        </mrow>
        <mo fence="true" stretchy="false">]</mo>
      </mrow>
      <mi>,</mi>
      <mrow>
        <mrow>
          <mo fence="true" stretchy="false">(</mo>
          <mrow>
            <mrow>
              <mrow>
                <mn>0</mn>
                <mo stretchy="false">≤</mo>
                <mi>i</mi>
                <mo stretchy="false">≤</mo>
                <mrow>
                  <mi>n</mi>
                  <mo stretchy="false">−</mo>
                  <mn>1</mn>
                </mrow>
              </mrow>
              <mi>,</mi>
              <mrow>
                <mi>i</mi>
                <mo stretchy="false">≤</mo>
                <mi>j</mi>
                <mo stretchy="false">≤</mo>
                <mrow>
                  <mi>n</mi>
                  <mo stretchy="false">−</mo>
                  <mn>1</mn>
                </mrow>
              </mrow>
            </mrow>
          </mrow>
          <mo fence="true" stretchy="false">)</mo>
        </mrow>
        <mo stretchy="false">∧</mo>
        <mo stretchy="false">∄</mo>
      </mrow>
      <mi>l</mi>
      <mrow>
        <mrow>
          <mo fence="true" stretchy="false">[</mo>
          <mrow>
            <mrow>
              <mi>i</mi>
              <mi>'</mi>
              <mn>..</mn>
              <mi>j</mi>
              <mi>'</mi>
            </mrow>
          </mrow>
          <mo fence="true" stretchy="false">]</mo>
        </mrow>
        <mo stretchy="false">/</mo>
        <mi>j</mi>
      </mrow>
      <mrow>
        <mi>'</mi>
        <mo stretchy="false">−</mo>
        <mi>i</mi>
      </mrow>
      <mrow>
        <mi>'</mi>
        <mo stretchy="false">&gt;</mo>
        <mrow>
          <mi>j</mi>
          <mo stretchy="false">−</mo>
          <mi>i</mi>
        </mrow>
      </mrow>
    </mrow>
    <annotation encoding="StarMath 5.0">l[i..j] subseteq L[0..n-1 ],( 0 &lt;=  i &lt;= n-1 , i &lt;= j &lt;= n-1) and notexists l[i'..j']/j'-i'&gt; j-i    </annotation>
  </semantics>
</math>
</file>